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9cm" fo:min-width="0.0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4cm" fo:min-width="2.98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8.802cm" svg:y="2.39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62cm" svg:height="0.762cm" svg:x="5.103cm" svg:y="4.09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8.803cm" svg:y="4.0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62cm" svg:height="0.762cm" svg:x="10.256cm" svg:y="4.09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62cm" svg:height="0.762cm" svg:x="1.704cm" svg:y="5.699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5.105cm" svg:y="5.7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7" draw:id="id7" draw:layer="layout" svg:width="0.762cm" svg:height="0.762cm" svg:x="6.306cm" svg:y="5.701cm">
          <text:p text:style-name="P3"><text:span text:style-name="T1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6" xml:id="id8" draw:id="id8" draw:layer="layout" svg:width="0.762cm" svg:height="0.762cm" svg:x="8.807cm" svg:y="5.702cm">
          <text:p text:style-name="P5"><text:span text:style-name="T2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9" draw:id="id9" draw:layer="layout" svg:width="0.762cm" svg:height="0.762cm" svg:x="10.256cm" svg:y="5.702cm">
          <text:p text:style-name="P3"><text:span text:style-name="T1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0" draw:id="id10" draw:layer="layout" svg:width="0.762cm" svg:height="0.762cm" svg:x="11.531cm" svg:y="5.702cm">
          <text:p text:style-name="P3"><text:span text:style-name="T1">2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1" draw:id="id11" draw:layer="layout" svg:width="0.762cm" svg:height="0.762cm" svg:x="1.707cm" svg:y="7.402cm">
          <text:p text:style-name="P3"><text:span text:style-name="T1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3" draw:id="id13" draw:layer="layout" svg:width="0.762cm" svg:height="0.762cm" svg:x="5.108cm" svg:y="7.403cm">
          <text:p text:style-name="P3"><text:span text:style-name="T1">1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2" draw:id="id12" draw:layer="layout" svg:width="0.762cm" svg:height="0.762cm" svg:x="2.908cm" svg:y="7.403cm">
          <text:p text:style-name="P3"><text:span text:style-name="T1">2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4" draw:id="id14" draw:layer="layout" svg:width="0.762cm" svg:height="0.762cm" svg:x="6.209cm" svg:y="7.404cm">
          <text:p text:style-name="P3"><text:span text:style-name="T1">3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8" draw:id="id18" draw:layer="layout" svg:width="0.762cm" svg:height="0.762cm" svg:x="1.708cm" svg:y="9.203cm">
          <text:p text:style-name="P3"><text:span text:style-name="T1">3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6" draw:id="id16" draw:layer="layout" svg:width="0.762cm" svg:height="0.762cm" svg:x="10.256cm" svg:y="7.403cm">
          <text:p text:style-name="P3"><text:span text:style-name="T1">4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5" draw:id="id15" draw:layer="layout" svg:width="0.762cm" svg:height="0.762cm" svg:x="7.407cm" svg:y="7.402cm">
          <text:p text:style-name="P3"><text:span text:style-name="T1">5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9" draw:id="id19" draw:layer="layout" svg:width="0.762cm" svg:height="0.762cm" svg:x="2.809cm" svg:y="9.204cm">
          <text:p text:style-name="P3"><text:span text:style-name="T1">6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17" draw:id="id17" draw:layer="layout" svg:width="0.762cm" svg:height="0.762cm" svg:x="11.531cm" svg:y="7.404cm">
          <text:p text:style-name="P3"><text:span text:style-name="T1">7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4" xml:id="id21" draw:id="id21" draw:layer="layout" svg:width="0.762cm" svg:height="0.762cm" svg:x="6.209cm" svg:y="9.204cm">
          <text:p text:style-name="P3"><text:span text:style-name="T1">9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8" xml:id="id20" draw:id="id20" draw:layer="layout" svg:width="0.762cm" svg:height="0.762cm" svg:x="4.009cm" svg:y="9.204cm">
          <text:p text:style-name="P7"><text:span text:style-name="T3">10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8" xml:id="id22" draw:id="id22" draw:layer="layout" svg:width="0.762cm" svg:height="0.762cm" svg:x="7.41cm" svg:y="9.205cm">
          <text:p text:style-name="P7"><text:span text:style-name="T3">15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0" xml:id="id24" draw:id="id24" draw:layer="layout" svg:width="0.762cm" svg:height="0.762cm" svg:x="2.609cm" svg:y="10.904cm">
          <text:p text:style-name="P9"><text:span text:style-name="T4">18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8" xml:id="id23" draw:id="id23" draw:layer="layout" svg:width="0.762cm" svg:height="0.762cm" svg:x="11.531cm" svg:y="9.206cm">
          <text:p text:style-name="P7"><text:span text:style-name="T3">22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0" xml:id="id25" draw:id="id25" draw:layer="layout" svg:width="0.762cm" svg:height="0.762cm" svg:x="4.01cm" svg:y="10.905cm">
          <text:p text:style-name="P9"><text:span text:style-name="T4">30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0" xml:id="id26" draw:id="id26" draw:layer="layout" svg:width="0.762cm" svg:height="0.762cm" svg:x="7.41cm" svg:y="10.905cm">
          <text:p text:style-name="P9"><text:span text:style-name="T4">45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0" xml:id="id27" draw:id="id27" draw:layer="layout" svg:width="0.762cm" svg:height="0.762cm" svg:x="4.011cm" svg:y="12.706cm">
          <text:p text:style-name="P9"><text:span text:style-name="T4">90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564cm" svg:height="1.27cm" svg:x="4.802cm" svg:y="7.096cm">
          <text:p/>
          <draw:enhanced-geometry svg:viewBox="0 0 21600 21600" draw:type="rectangle" draw:enhanced-path="M 0 0 L 21600 0 21600 21600 0 21600 0 0 Z N"/>
        </draw:custom-shape>
        <draw:connector draw:style-name="gr3" draw:text-style-name="P11" draw:layer="layout" draw:type="line" svg:x1="8.913cm" svg:y1="3.048cm" svg:x2="5.484cm" svg:y2="4.098cm" draw:start-shape="id1" draw:start-glue-point="7" draw:end-shape="id2" draw:end-glue-point="4" svg:d="M8913 3048l-3429 1050" svg:viewBox="0 0 3430 1051">
          <text:p/>
        </draw:connector>
        <draw:connector draw:style-name="gr3" draw:text-style-name="P11" draw:layer="layout" draw:type="line" svg:x1="9.183cm" svg:y1="3.159cm" svg:x2="9.184cm" svg:y2="4.098cm" draw:start-shape="id1" draw:start-glue-point="8" draw:end-shape="id3" draw:end-glue-point="4" svg:d="M9183 3159l1 939" svg:viewBox="0 0 2 940">
          <text:p/>
        </draw:connector>
        <draw:connector draw:style-name="gr3" draw:text-style-name="P11" draw:layer="layout" draw:type="line" svg:x1="9.453cm" svg:y1="3.048cm" svg:x2="10.637cm" svg:y2="4.099cm" draw:start-shape="id1" draw:start-glue-point="9" draw:end-shape="id4" draw:end-glue-point="4" svg:d="M9453 3048l1184 1051" svg:viewBox="0 0 1185 1052">
          <text:p/>
        </draw:connector>
        <draw:connector draw:style-name="gr3" draw:text-style-name="P11" draw:layer="layout" draw:type="line" svg:x1="5.214cm" svg:y1="4.749cm" svg:x2="2.085cm" svg:y2="5.699cm" draw:start-shape="id2" draw:start-glue-point="7" draw:end-shape="id5" draw:end-glue-point="4" svg:d="M5214 4749l-3129 950" svg:viewBox="0 0 3130 951">
          <text:p/>
        </draw:connector>
        <draw:connector draw:style-name="gr3" draw:text-style-name="P11" draw:layer="layout" draw:type="line" svg:x1="5.484cm" svg:y1="4.86cm" svg:x2="5.486cm" svg:y2="5.7cm" draw:start-shape="id2" draw:start-glue-point="8" draw:end-shape="id6" draw:end-glue-point="4" svg:d="M5484 4860l2 840" svg:viewBox="0 0 3 841">
          <text:p/>
        </draw:connector>
        <draw:connector draw:style-name="gr3" draw:text-style-name="P11" draw:layer="layout" draw:type="line" svg:x1="5.754cm" svg:y1="4.749cm" svg:x2="6.687cm" svg:y2="5.701cm" draw:start-shape="id2" draw:start-glue-point="9" draw:end-shape="id7" draw:end-glue-point="4" svg:d="M5754 4749l933 952" svg:viewBox="0 0 934 953">
          <text:p/>
        </draw:connector>
        <draw:connector draw:style-name="gr3" draw:text-style-name="P11" draw:layer="layout" draw:type="line" svg:x1="9.184cm" svg:y1="4.86cm" svg:x2="9.188cm" svg:y2="5.702cm" draw:start-shape="id3" draw:start-glue-point="8" draw:end-shape="id8" draw:end-glue-point="4" svg:d="M9184 4860l4 842" svg:viewBox="0 0 5 843">
          <text:p/>
        </draw:connector>
        <draw:connector draw:style-name="gr3" draw:text-style-name="P11" draw:layer="layout" draw:type="line" svg:x1="9.454cm" svg:y1="4.749cm" svg:x2="10.637cm" svg:y2="5.702cm" draw:start-shape="id3" draw:start-glue-point="9" draw:end-shape="id9" draw:end-glue-point="4" svg:d="M9454 4749l1183 953" svg:viewBox="0 0 1184 954">
          <text:p/>
        </draw:connector>
        <draw:connector draw:style-name="gr3" draw:text-style-name="P11" draw:layer="layout" draw:type="line" svg:x1="10.907cm" svg:y1="4.75cm" svg:x2="11.912cm" svg:y2="5.702cm" draw:start-shape="id4" draw:start-glue-point="9" draw:end-shape="id10" draw:end-glue-point="4" svg:d="M10907 4750l1005 952" svg:viewBox="0 0 1006 953">
          <text:p/>
        </draw:connector>
        <draw:connector draw:style-name="gr3" draw:text-style-name="P11" draw:layer="layout" draw:type="line" svg:x1="2.085cm" svg:y1="6.461cm" svg:x2="2.088cm" svg:y2="7.402cm" draw:start-shape="id5" draw:start-glue-point="8" draw:end-shape="id11" draw:end-glue-point="4" svg:d="M2085 6461l3 941" svg:viewBox="0 0 4 942">
          <text:p/>
        </draw:connector>
        <draw:connector draw:style-name="gr3" draw:text-style-name="P11" draw:layer="layout" draw:type="line" svg:x1="2.355cm" svg:y1="6.35cm" svg:x2="3.289cm" svg:y2="7.403cm" draw:start-shape="id5" draw:start-glue-point="9" draw:end-shape="id12" draw:end-glue-point="4" svg:d="M2355 6350l934 1053" svg:viewBox="0 0 935 1054">
          <text:p/>
        </draw:connector>
        <draw:connector draw:style-name="gr3" draw:text-style-name="P11" draw:layer="layout" draw:type="line" svg:x1="5.486cm" svg:y1="6.462cm" svg:x2="5.489cm" svg:y2="7.403cm" draw:start-shape="id6" draw:start-glue-point="8" draw:end-shape="id13" draw:end-glue-point="4" svg:d="M5486 6462l3 941" svg:viewBox="0 0 4 942">
          <text:p/>
        </draw:connector>
        <draw:connector draw:style-name="gr3" draw:text-style-name="P11" draw:layer="layout" draw:type="line" svg:x1="5.756cm" svg:y1="6.351cm" svg:x2="6.59cm" svg:y2="7.404cm" draw:start-shape="id6" draw:start-glue-point="9" draw:end-shape="id14" draw:end-glue-point="4" svg:d="M5756 6351l834 1053" svg:viewBox="0 0 835 1054">
          <text:p/>
        </draw:connector>
        <draw:connector draw:style-name="gr3" draw:text-style-name="P11" draw:layer="layout" draw:type="line" svg:x1="6.957cm" svg:y1="6.352cm" svg:x2="7.788cm" svg:y2="7.402cm" draw:start-shape="id7" draw:start-glue-point="9" draw:end-shape="id15" draw:end-glue-point="4" svg:d="M6957 6352l831 1050" svg:viewBox="0 0 832 1051">
          <text:p/>
        </draw:connector>
        <draw:connector draw:style-name="gr3" draw:text-style-name="P11" draw:layer="layout" draw:type="line" svg:x1="9.458cm" svg:y1="6.353cm" svg:x2="10.637cm" svg:y2="7.403cm" draw:start-shape="id8" draw:start-glue-point="9" draw:end-shape="id16" draw:end-glue-point="4" svg:d="M9458 6353l1179 1050" svg:viewBox="0 0 1180 1051">
          <text:p/>
        </draw:connector>
        <draw:connector draw:style-name="gr3" draw:text-style-name="P11" draw:layer="layout" draw:type="line" svg:x1="10.907cm" svg:y1="6.353cm" svg:x2="11.912cm" svg:y2="7.404cm" draw:start-shape="id9" draw:start-glue-point="9" draw:end-shape="id17" draw:end-glue-point="4" svg:d="M10907 6353l1005 1051" svg:viewBox="0 0 1006 1052">
          <text:p/>
        </draw:connector>
        <draw:connector draw:style-name="gr3" draw:text-style-name="P11" draw:layer="layout" draw:type="line" svg:x1="2.088cm" svg:y1="8.164cm" svg:x2="2.089cm" svg:y2="9.203cm" draw:start-shape="id11" draw:start-glue-point="8" draw:end-shape="id18" draw:end-glue-point="4" svg:d="M2088 8164l1 1039" svg:viewBox="0 0 2 1040">
          <text:p/>
        </draw:connector>
        <draw:connector draw:style-name="gr3" draw:text-style-name="P11" draw:layer="layout" draw:type="line" svg:x1="2.358cm" svg:y1="8.053cm" svg:x2="3.19cm" svg:y2="9.204cm" draw:start-shape="id11" draw:start-glue-point="9" draw:end-shape="id19" draw:end-glue-point="4" svg:d="M2358 8053l832 1151" svg:viewBox="0 0 833 1152">
          <text:p/>
        </draw:connector>
        <draw:connector draw:style-name="gr3" draw:text-style-name="P11" draw:layer="layout" draw:type="line" svg:x1="3.559cm" svg:y1="8.054cm" svg:x2="4.39cm" svg:y2="9.204cm" draw:start-shape="id12" draw:start-glue-point="9" draw:end-shape="id20" draw:end-glue-point="4" svg:d="M3559 8054l831 1150" svg:viewBox="0 0 832 1151">
          <text:p/>
        </draw:connector>
        <draw:connector draw:style-name="gr3" draw:text-style-name="P11" draw:layer="layout" draw:type="line" svg:x1="5.759cm" svg:y1="8.054cm" svg:x2="6.59cm" svg:y2="9.204cm" draw:start-shape="id13" draw:start-glue-point="9" draw:end-shape="id21" draw:end-glue-point="4" svg:d="M5759 8054l831 1150" svg:viewBox="0 0 832 1151">
          <text:p/>
        </draw:connector>
        <draw:connector draw:style-name="gr3" draw:text-style-name="P11" draw:layer="layout" draw:type="line" svg:x1="6.86cm" svg:y1="8.055cm" svg:x2="7.791cm" svg:y2="9.205cm" draw:start-shape="id14" draw:start-glue-point="9" draw:end-shape="id22" draw:end-glue-point="4" svg:d="M6860 8055l931 1150" svg:viewBox="0 0 932 1151">
          <text:p/>
        </draw:connector>
        <draw:connector draw:style-name="gr3" draw:text-style-name="P11" draw:layer="layout" draw:type="line" svg:x1="10.907cm" svg:y1="8.054cm" svg:x2="11.912cm" svg:y2="9.206cm" draw:start-shape="id16" draw:start-glue-point="9" draw:end-shape="id23" draw:end-glue-point="4" svg:d="M10907 8054l1005 1152" svg:viewBox="0 0 1006 1153">
          <text:p/>
        </draw:connector>
        <draw:connector draw:style-name="gr3" draw:text-style-name="P11" draw:layer="layout" draw:type="line" svg:x1="2.359cm" svg:y1="9.854cm" svg:x2="2.99cm" svg:y2="10.904cm" draw:start-shape="id18" draw:start-glue-point="9" draw:end-shape="id24" draw:end-glue-point="4" svg:d="M2359 9854l631 1050" svg:viewBox="0 0 632 1051">
          <text:p/>
        </draw:connector>
        <draw:connector draw:style-name="gr3" draw:text-style-name="P11" draw:layer="layout" draw:type="line" svg:x1="3.46cm" svg:y1="9.855cm" svg:x2="4.391cm" svg:y2="10.905cm" draw:start-shape="id19" draw:start-glue-point="9" draw:end-shape="id25" draw:end-glue-point="4" svg:d="M3460 9855l931 1050" svg:viewBox="0 0 932 1051">
          <text:p/>
        </draw:connector>
        <draw:connector draw:style-name="gr3" draw:text-style-name="P11" draw:layer="layout" draw:type="line" svg:x1="6.86cm" svg:y1="9.855cm" svg:x2="7.791cm" svg:y2="10.905cm" draw:start-shape="id21" draw:start-glue-point="9" draw:end-shape="id26" draw:end-glue-point="4" svg:d="M6860 9855l931 1050" svg:viewBox="0 0 932 1051">
          <text:p/>
        </draw:connector>
        <draw:connector draw:style-name="gr3" draw:text-style-name="P11" draw:layer="layout" draw:type="line" svg:x1="3.36cm" svg:y1="11.555cm" svg:x2="4.392cm" svg:y2="12.706cm" draw:end-shape="id27" draw:end-glue-point="4" svg:d="M3360 11555l1032 1151" svg:viewBox="0 0 1033 115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9T13:35:05.738000000</meta:creation-date>
    <dc:date>2020-04-29T14:24:44.778000000</dc:date>
    <meta:editing-duration>PT8M26S</meta:editing-duration>
    <meta:editing-cycles>3</meta:editing-cycles>
    <meta:generator>LibreOffice/6.3.2.2$Windows_X86_64 LibreOffice_project/98b30e735bda24bc04ab42594c85f7fd8be07b9c</meta:generator>
    <meta:document-statistic meta:object-count="54"/>
  </office:meta>
</office:document-meta>
</file>